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cm" svg:x="10.682cm" svg:y="8.573cm">
            <draw:object draw:notify-on-update-of-ranges="Лист1.D10:Лист1.D17 Лист1.E10:Лист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845cm" svg:y="8.625cm">
            <draw:object draw:notify-on-update-of-ranges="Лист1.D10:Лист1.D17 Лист1.E10:Лист1.E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0.682cm" svg:y="18.084cm">
            <draw:object draw:notify-on-update-of-ranges="Лист1.D10:Лист1.D17 Лист1.F10:Лист1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0.61cm" svg:y="48.45cm">
            <draw:object draw:notify-on-update-of-ranges="Лист1.D85:Лист1.D102 Лист1.E85:Лист1.E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8.244cm" svg:y="48.393cm">
            <draw:object draw:notify-on-update-of-ranges="Лист1.D85:Лист1.D102 Лист1.E85:Лист1.E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9.811cm" svg:y="37.93cm">
            <draw:object draw:notify-on-update-of-ranges="Лист1.D85:Лист1.D102 Лист1.F85:Лист1.F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Лабораторная работа №3</text:p>
          </table:table-cell>
          <table:covered-table-cell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знакомиться с технологией обработки выборки, построения гистограмм, полигона и кумулятивной кривой относительных частот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0" table:number-rows-spanned="1">
            <text:p>По первой выборке объёмом в 71 значение, был построен дискретный вариационный ряд, найдена частота и кумулята. Затем построены гистограмма, полигон и кумулятивная кривая по частоте выборки.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10])-ROW([.$A$10])+1)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10:.$A$80]; &quot;=&quot;&amp;[.D10])" office:value-type="float" office:value="1" calcext:value-type="float">
            <text:p>1</text:p>
          </table:table-cell>
          <table:table-cell table:formula="of:=[.E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11])-ROW([.$A$10])+1)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A$10:.$A$80]; &quot;=&quot;&amp;[.D11])" office:value-type="float" office:value="5" calcext:value-type="float">
            <text:p>5</text:p>
          </table:table-cell>
          <table:table-cell table:formula="of:=[.E11]+[.F10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12])-ROW([.$A$10])+1)"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10:.$A$80]; &quot;=&quot;&amp;[.D12])" office:value-type="float" office:value="7" calcext:value-type="float">
            <text:p>7</text:p>
          </table:table-cell>
          <table:table-cell table:formula="of:=[.E12]+[.F11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13])-ROW([.$A$10])+1)"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10:.$A$80]; &quot;=&quot;&amp;[.D13])" office:value-type="float" office:value="18" calcext:value-type="float">
            <text:p>18</text:p>
          </table:table-cell>
          <table:table-cell table:formula="of:=[.E13]+[.F12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14])-ROW([.$A$10])+1)"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A$10:.$A$80]; &quot;=&quot;&amp;[.D14])" office:value-type="float" office:value="19" calcext:value-type="float">
            <text:p>19</text:p>
          </table:table-cell>
          <table:table-cell table:formula="of:=[.E14]+[.F13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15])-ROW([.$A$10])+1)"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10:.$A$80]; &quot;=&quot;&amp;[.D15])" office:value-type="float" office:value="12" calcext:value-type="float">
            <text:p>12</text:p>
          </table:table-cell>
          <table:table-cell table:formula="of:=[.E15]+[.F14]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16])-ROW([.$A$10])+1)"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10:.$A$80]; &quot;=&quot;&amp;[.D16])" office:value-type="float" office:value="5" calcext:value-type="float">
            <text:p>5</text:p>
          </table:table-cell>
          <table:table-cell table:formula="of:=[.E16]+[.F15]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17])-ROW([.$A$10])+1)"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A$10:.$A$80]; &quot;=&quot;&amp;[.D17])" office:value-type="float" office:value="4" calcext:value-type="float">
            <text:p>4</text:p>
          </table:table-cell>
          <table:table-cell table:formula="of:=[.E17]+[.F16]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18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19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20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21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22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23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24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25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26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27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28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10:.$A$80]; ROW([.A29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30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31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32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33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34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35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36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37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38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39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0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41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42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3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44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5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46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47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8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9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50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51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52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53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54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55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56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57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58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59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60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1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2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63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64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65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6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67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68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9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70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71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72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73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74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75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76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77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78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79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80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0" table:number-rows-spanned="1">
            <text:p>По второй выборке объёмом в 50 значений, был построен дискретный вариационный ряд, найдена частота и кумулята. Затем построены гистограмма, полигон и кумулятивная кривая по частоте выборки.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MALL([.$A$85:.$A$134]; ROW([.A85])-ROW([.$A$85])+1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A$85:.$A$134]; &quot;=&quot;&amp;[.D85])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86])-ROW([.$A$85])+1)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A$85:.$A$134]; &quot;=&quot;&amp;[.D86])" office:value-type="float" office:value="1" calcext:value-type="float">
            <text:p>1</text:p>
          </table:table-cell>
          <table:table-cell table:formula="of:=[.E86]+[.F8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85:.$A$134]; ROW([.A87])-ROW([.$A$85])+1)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A$85:.$A$134]; &quot;=&quot;&amp;[.D87])" office:value-type="float" office:value="3" calcext:value-type="float">
            <text:p>3</text:p>
          </table:table-cell>
          <table:table-cell table:formula="of:=[.E87]+[.F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88])-ROW([.$A$85])+1)"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A$85:.$A$134]; &quot;=&quot;&amp;[.D88])" office:value-type="float" office:value="4" calcext:value-type="float">
            <text:p>4</text:p>
          </table:table-cell>
          <table:table-cell table:formula="of:=[.E88]+[.F8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85:.$A$134]; ROW([.A89])-ROW([.$A$85])+1)"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A$85:.$A$134]; &quot;=&quot;&amp;[.D89])" office:value-type="float" office:value="8" calcext:value-type="float">
            <text:p>8</text:p>
          </table:table-cell>
          <table:table-cell table:formula="of:=[.E89]+[.F88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90])-ROW([.$A$85])+1)"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A$85:.$A$134]; &quot;=&quot;&amp;[.D90])" office:value-type="float" office:value="10" calcext:value-type="float">
            <text:p>10</text:p>
          </table:table-cell>
          <table:table-cell table:formula="of:=[.E90]+[.F89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85:.$A$134]; ROW([.A91])-ROW([.$A$85])+1)"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A$85:.$A$134]; &quot;=&quot;&amp;[.D91])" office:value-type="float" office:value="4" calcext:value-type="float">
            <text:p>4</text:p>
          </table:table-cell>
          <table:table-cell table:formula="of:=[.E91]+[.F90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92])-ROW([.$A$85])+1)"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A$85:.$A$134]; &quot;=&quot;&amp;[.D92])" office:value-type="float" office:value="4" calcext:value-type="float">
            <text:p>4</text:p>
          </table:table-cell>
          <table:table-cell table:formula="of:=[.E92]+[.F91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93])-ROW([.$A$85])+1)"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A$85:.$A$134]; &quot;=&quot;&amp;[.D93])" office:value-type="float" office:value="3" calcext:value-type="float">
            <text:p>3</text:p>
          </table:table-cell>
          <table:table-cell table:formula="of:=[.E93]+[.F92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94])-ROW([.$A$85])+1)"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85:.$A$134]; &quot;=&quot;&amp;[.D94])" office:value-type="float" office:value="2" calcext:value-type="float">
            <text:p>2</text:p>
          </table:table-cell>
          <table:table-cell table:formula="of:=[.E94]+[.F93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95])-ROW([.$A$85])+1)"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85:.$A$134]; &quot;=&quot;&amp;[.D95])" office:value-type="float" office:value="2" calcext:value-type="float">
            <text:p>2</text:p>
          </table:table-cell>
          <table:table-cell table:formula="of:=[.E95]+[.F94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MALL([.$A$85:.$A$134]; ROW([.A96])-ROW([.$A$85])+1)"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85:.$A$134]; &quot;=&quot;&amp;[.D96])" office:value-type="float" office:value="1" calcext:value-type="float">
            <text:p>1</text:p>
          </table:table-cell>
          <table:table-cell table:formula="of:=[.E96]+[.F95]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97])-ROW([.$A$85])+1)"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85:.$A$134]; &quot;=&quot;&amp;[.D97])" office:value-type="float" office:value="2" calcext:value-type="float">
            <text:p>2</text:p>
          </table:table-cell>
          <table:table-cell table:formula="of:=[.E97]+[.F96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85:.$A$134]; ROW([.A98])-ROW([.$A$85])+1)"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85:.$A$134]; &quot;=&quot;&amp;[.D98])" office:value-type="float" office:value="1" calcext:value-type="float">
            <text:p>1</text:p>
          </table:table-cell>
          <table:table-cell table:formula="of:=[.E98]+[.F97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99])-ROW([.$A$85])+1)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A$85:.$A$134]; &quot;=&quot;&amp;[.D99])" office:value-type="float" office:value="1" calcext:value-type="float">
            <text:p>1</text:p>
          </table:table-cell>
          <table:table-cell table:formula="of:=[.E99]+[.F98]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100])-ROW([.$A$85])+1)"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A$85:.$A$134]; &quot;=&quot;&amp;[.D100])" office:value-type="float" office:value="1" calcext:value-type="float">
            <text:p>1</text:p>
          </table:table-cell>
          <table:table-cell table:formula="of:=[.E100]+[.F99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01])-ROW([.$A$85])+1)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A$85:.$A$134]; &quot;=&quot;&amp;[.D101])" office:value-type="float" office:value="1" calcext:value-type="float">
            <text:p>1</text:p>
          </table:table-cell>
          <table:table-cell table:formula="of:=[.E101]+[.F100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85:.$A$134]; ROW([.A102])-ROW([.$A$85])+1)" office:value-type="float" office:value="31" calcext:value-type="float">
            <text:p>3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A$85:.$A$134]; &quot;=&quot;&amp;[.D102])" office:value-type="float" office:value="1" calcext:value-type="float">
            <text:p>1</text:p>
          </table:table-cell>
          <table:table-cell table:formula="of:=[.E102]+[.F101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03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MALL([.$A$85:.$A$134]; ROW([.A104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05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106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85:.$A$134]; ROW([.A107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08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MALL([.$A$85:.$A$134]; ROW([.A109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10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111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12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113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MALL([.$A$85:.$A$134]; ROW([.A114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85:.$A$134]; ROW([.A115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16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117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118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19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85:.$A$134]; ROW([.A120])-ROW([.$A$85])+1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21])-ROW([.$A$85])+1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85:.$A$134]; ROW([.A122])-ROW([.$A$85])+1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MALL([.$A$85:.$A$134]; ROW([.A123])-ROW([.$A$85])+1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124])-ROW([.$A$85])+1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25])-ROW([.$A$85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85:.$A$134]; ROW([.A126])-ROW([.$A$85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127])-ROW([.$A$85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85:.$A$134]; ROW([.A128])-ROW([.$A$85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129])-ROW([.$A$85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30])-ROW([.$A$85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85:.$A$134]; ROW([.A131])-ROW([.$A$85])+1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32])-ROW([.$A$85])+1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85:.$A$134]; ROW([.A133])-ROW([.$A$85])+1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85:.$A$134]; ROW([.A134])-ROW([.$A$85])+1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Вывод:</text:p>
          </table:table-cell>
          <table:table-cell table:style-name="ce2" office:value-type="string" calcext:value-type="string" table:number-columns-spanned="9" table:number-rows-spanned="1">
            <text:p>В лабораторной работе были достигнуты следующие цели: ознакомление с технологией обработки выборки, построения гистограмм, полигона и кумулятивной кривой относительных частот</text:p>
          </table:table-cell>
          <table:covered-table-cell table:number-columns-repeated="8"/>
        </table:table-row>
      </table:table>
      <table:named-expressions/>
      <table:database-ranges>
        <table:database-range table:name="__Anonymous_Sheet_DB__0" table:target-range-address="Лист1.D85:Лист1.D10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8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  <number:text>   </number:text>
    </number:number-style>
    <number:number-style style:name="N11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5P0"/>
    </number:number-style>
    <number:time-style style:name="N146">
      <number:hours/>
      <number:text>:</number:text>
      <number:minutes number:style="long"/>
    </number:time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51P0" style:volatile="true">
      <number:number number:decimal-places="0" number:min-decimal-places="0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52P0" style:volatile="true">
      <number:number number:decimal-places="0" number:min-decimal-places="0" number:min-integer-digits="1" number:grouping="true"/>
      <number:text>р.</number:text>
    </number:number-style>
    <number:number-style style:name="N15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40">
      <number:minutes number:style="long"/>
      <number:text>:</number:text>
      <number:seconds number:style="long" number:decimal-places="1"/>
    </number:time-style>
    <number:time-style style:name="N132"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textual="true"/>
      <number:text>.</number:text>
      <number:year/>
    </number:dat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2" style:volatile="true">
      <number:text> </number:text>
      <number:fill-character> </number:fill-character>
      <number:text>-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58:14.631254220</meta:creation-date>
    <dc:date>2023-02-13T15:39:34.841467706</dc:date>
    <meta:editing-duration>PT1H44M39S</meta:editing-duration>
    <meta:editing-cycles>24</meta:editing-cycles>
    <meta:generator>LibreOffice/7.5.0.3$Linux_X86_64 LibreOffice_project/c21113d003cd3efa8c53188764377a8272d9d6de</meta:generator>
    <meta:document-statistic meta:table-count="1" meta:cell-count="33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7.083cm" svg:y="0.316cm" chart:style-name="ch2">
          <text:p>Частота</text:p>
        </chart:title>
        <chart:plot-area chart:style-name="ch3" table:cell-range-address="Лист1.D10:Лист1.E17" chart:data-source-has-labels="column" svg:x="0.32cm" svg:y="1.275cm" svg:width="15.361cm" svg:height="7.546cm">
          <chart:coordinate-region svg:x="0.941cm" svg:y="1.474cm" svg:width="14.74cm" svg:height="6.7cm"/>
          <chart:axis chart:dimension="x" chart:name="primary-x" chart:style-name="ch4" chartooo:axis-type="auto">
            <chartooo:date-scale/>
            <chart:categories table:cell-range-address="Лист1.D10:Лист1.D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10:Лист1.E1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10:Лист1.D17</svg:desc>
                </draw:g>
              </table:table-cell>
              <table:table-cell office:value-type="float" office:value="1">
                <text:p>1</text:p>
                <draw:g>
                  <svg:desc>Лист1.E10:Лист1.E17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21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Частота</text:p>
        </chart:title>
        <chart:plot-area chart:style-name="ch3" table:cell-range-address="Лист1.D10:Лист1.E17" chart:data-source-has-labels="column" svg:x="0.32cm" svg:y="1.275cm" svg:width="15.36cm" svg:height="7.545cm">
          <chart:coordinate-region svg:x="0.941cm" svg:y="1.475cm" svg:width="14.552cm" svg:height="6.698cm"/>
          <chart:axis chart:dimension="x" chart:name="primary-x" chart:style-name="ch4" chartooo:axis-type="auto">
            <chartooo:date-scale/>
            <chart:categories table:cell-range-address="Лист1.D10:Лист1.D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E10:Лист1.E17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10:Лист1.D17</svg:desc>
                </draw:g>
              </table:table-cell>
              <table:table-cell office:value-type="float" office:value="1">
                <text:p>1</text:p>
                <draw:g>
                  <svg:desc>Лист1.E10:Лист1.E17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Кумулятивная кривая</text:p>
        </chart:title>
        <chart:plot-area chart:style-name="ch3" table:cell-range-address="Лист1.D10:Лист1.D17 Лист1.F10:Лист1.F17" chart:data-source-has-labels="column" svg:x="0.32cm" svg:y="1.275cm" svg:width="15.36cm" svg:height="7.545cm">
          <chart:coordinate-region svg:x="0.941cm" svg:y="1.475cm" svg:width="14.552cm" svg:height="6.698cm"/>
          <chart:axis chart:dimension="x" chart:name="primary-x" chart:style-name="ch4" chartooo:axis-type="auto">
            <chartooo:date-scale/>
            <chart:categories table:cell-range-address="Лист1.D10:Лист1.D1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10:Лист1.F17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10:Лист1.D17</svg:desc>
                </draw:g>
              </table:table-cell>
              <table:table-cell office:value-type="float" office:value="1">
                <text:p>1</text:p>
                <draw:g>
                  <svg:desc>Лист1.F10:Лист1.F17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Частота</text:p>
        </chart:title>
        <chart:plot-area chart:style-name="ch3" table:cell-range-address="Лист1.D85:Лист1.E102" chart:data-source-has-labels="column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Лист1.D85:Лист1.D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85:Лист1.E102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85:Лист1.D102</svg:desc>
                </draw:g>
              </table:table-cell>
              <table:table-cell office:value-type="float" office:value="1">
                <text:p>1</text:p>
                <draw:g>
                  <svg:desc>Лист1.E85:Лист1.E102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Частота</text:p>
        </chart:title>
        <chart:plot-area chart:style-name="ch3" table:cell-range-address="Лист1.D85:Лист1.E102" chart:data-source-has-labels="column" svg:x="0.32cm" svg:y="1.275cm" svg:width="15.36cm" svg:height="7.545cm">
          <chart:coordinate-region svg:x="0.941cm" svg:y="1.275cm" svg:width="14.552cm" svg:height="6.898cm"/>
          <chart:axis chart:dimension="x" chart:name="primary-x" chart:style-name="ch4" chartooo:axis-type="auto">
            <chartooo:date-scale/>
            <chart:categories table:cell-range-address="Лист1.D85:Лист1.D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85:Лист1.E10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85:Лист1.D102</svg:desc>
                </draw:g>
              </table:table-cell>
              <table:table-cell office:value-type="float" office:value="1">
                <text:p>1</text:p>
                <draw:g>
                  <svg:desc>Лист1.E85:Лист1.E102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Кумулятивная кривая</text:p>
        </chart:title>
        <chart:plot-area chart:style-name="ch3" table:cell-range-address="Лист1.D85:Лист1.D102 Лист1.F85:Лист1.F102" chart:data-source-has-labels="column" svg:x="0.32cm" svg:y="1.275cm" svg:width="15.36cm" svg:height="7.545cm">
          <chart:coordinate-region svg:x="0.941cm" svg:y="1.474cm" svg:width="14.552cm" svg:height="6.699cm"/>
          <chart:axis chart:dimension="x" chart:name="primary-x" chart:style-name="ch4" chartooo:axis-type="auto">
            <chartooo:date-scale/>
            <chart:categories table:cell-range-address="Лист1.D85:Лист1.D10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85:Лист1.F10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85:Лист1.D102</svg:desc>
                </draw:g>
              </table:table-cell>
              <table:table-cell office:value-type="float" office:value="1">
                <text:p>1</text:p>
                <draw:g>
                  <svg:desc>Лист1.F85:Лист1.F102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